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7cm" fo:min-width="4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4.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1.9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svg:stroke-opacity="100%" draw:fill-color="#ffffff" draw:textarea-horizontal-align="justify" draw:textarea-vertical-align="middle" draw:auto-grow-height="false" fo:min-height="0.21cm" fo:min-width="0cm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top" draw:auto-grow-height="false" fo:min-height="2.29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8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1.024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08cm" svg:height="1.397cm" svg:x="8.62cm" svg:y="12.43cm">
          <text:p text:style-name="P1">Weight MLP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08cm" svg:height="1.27cm" svg:x="1cm" svg:y="12.43cm">
          <text:p text:style-name="P1">Feature MLP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.27cm" svg:x="4.81cm" svg:y="18.78cm">
          <text:p text:style-name="P1">Input MLP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4cm" svg:height="1.27cm" svg:x="9.89cm" svg:y="15.097cm">
          <text:p text:style-name="P1">Mean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81cm" svg:height="1.27cm" svg:x="9.255cm" svg:y="9.89cm">
          <text:p text:style-name="P1">Softmax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08cm" svg:height="1.27cm" svg:x="4.81cm" svg:y="1cm">
          <text:p text:style-name="P1">Output MLP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2.54cm" svg:height="1.27cm" svg:x="6.08cm" svg:y="3.54cm">
          <text:p text:style-name="P1">LST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0.762cm" svg:height="0.762cm" svg:x="6.969cm" svg:y="8.11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0.762cm" svg:height="0.762cm" svg:x="6.969cm" svg:y="6.0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2.54cm" svg:height="2.54cm" draw:transform="rotate (1.5707963267949) translate (6.08cm 23.605cm)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81cm" svg:height="1.27cm" draw:transform="rotate (1.5707963267949) translate (3.667cm 8.112cm)">
          <text:p text:style-name="P1">Self-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35cm" svg:y1="21.065cm" svg:x2="7.35cm" svg:y2="20.05cm" draw:start-shape="id1" draw:start-glue-point="1" draw:end-shape="id2" draw:end-glue-point="2" svg:d="M7350 21065v-1015" svg:viewBox="0 0 1 1016">
          <text:p/>
        </draw:connector>
        <draw:line draw:style-name="gr9" draw:text-style-name="P3" draw:layer="layout" svg:x1="12.43cm" svg:y1="16.494cm" svg:x2="12.43cm" svg:y2="16.494cm">
          <text:p/>
        </draw:line>
        <draw:line draw:style-name="gr9" draw:text-style-name="P3" draw:layer="layout" svg:x1="12.049cm" svg:y1="18.399cm" svg:x2="12.049cm" svg:y2="18.399cm">
          <text:p/>
        </draw:line>
        <draw:line draw:style-name="gr9" draw:text-style-name="P3" draw:layer="layout" svg:x1="12.176cm" svg:y1="17.002cm" svg:x2="12.176cm" svg:y2="17.002cm">
          <text:p/>
        </draw:line>
        <draw:connector draw:style-name="gr10" draw:text-style-name="P3" draw:layer="layout" svg:x1="7.35cm" svg:y1="18.78cm" svg:x2="11.16cm" svg:y2="16.367cm" draw:start-shape="id2" draw:start-glue-point="0" draw:end-shape="id3" draw:end-glue-point="2" svg:d="M7350 18780v-1206h3810v-1207" svg:viewBox="0 0 3811 2414">
          <text:p/>
        </draw:connector>
        <draw:connector draw:style-name="gr10" draw:text-style-name="P3" draw:layer="layout" svg:x1="7.35cm" svg:y1="18.78cm" svg:x2="8.62cm" svg:y2="13.128cm" draw:start-shape="id2" draw:start-glue-point="0" draw:end-shape="id4" draw:end-glue-point="3" svg:d="M7350 18780v-5652h1270" svg:viewBox="0 0 1271 5653">
          <text:p/>
        </draw:connector>
        <draw:connector draw:style-name="gr10" draw:text-style-name="P3" draw:layer="layout" svg:x1="11.16cm" svg:y1="15.097cm" svg:x2="11.16cm" svg:y2="13.827cm" draw:start-shape="id3" draw:start-glue-point="0" draw:end-shape="id4" draw:end-glue-point="2" svg:d="M11160 15097v-1270" svg:viewBox="0 0 1 1271">
          <text:p/>
        </draw:connector>
        <draw:connector draw:style-name="gr10" draw:text-style-name="P3" draw:layer="layout" svg:x1="7.35cm" svg:y1="18.78cm" svg:x2="3.54cm" svg:y2="13.7cm" draw:start-shape="id2" draw:start-glue-point="0" draw:end-shape="id5" svg:d="M7350 18780v-2540h-3810v-2540" svg:viewBox="0 0 3811 5081">
          <text:p/>
        </draw:connector>
        <draw:connector draw:style-name="gr10" draw:text-style-name="P3" draw:layer="layout" svg:x1="11.16cm" svg:y1="12.43cm" svg:x2="11.16cm" svg:y2="11.16cm" draw:start-shape="id4" draw:start-glue-point="0" draw:end-shape="id6" draw:end-glue-point="2" svg:d="M11160 12430v-1270" svg:viewBox="0 0 1 1271">
          <text:p/>
        </draw:connector>
        <draw:connector draw:style-name="gr10" draw:text-style-name="P3" draw:layer="layout" svg:x1="11.16cm" svg:y1="9.89cm" svg:x2="7.731cm" svg:y2="8.493cm" draw:start-shape="id6" draw:start-glue-point="0" draw:end-shape="id7" draw:end-glue-point="10" svg:d="M11160 9890v-1397h-3429" svg:viewBox="0 0 3430 1398">
          <text:p/>
        </draw:connector>
        <draw:connector draw:style-name="gr10" draw:text-style-name="P3" draw:layer="layout" svg:x1="3.54cm" svg:y1="12.43cm" svg:x2="6.969cm" svg:y2="8.493cm" draw:start-shape="id5" draw:start-glue-point="0" draw:end-shape="id7" draw:end-glue-point="6" svg:d="M3540 12430v-3937h3429" svg:viewBox="0 0 3430 3938">
          <text:p/>
        </draw:connector>
        <draw:connector draw:style-name="gr10" draw:text-style-name="P3" draw:layer="layout" svg:x1="7.35cm" svg:y1="8.112cm" svg:x2="7.35cm" svg:y2="6.842cm" draw:start-shape="id7" draw:start-glue-point="4" draw:end-shape="id8" draw:end-glue-point="8" svg:d="M7350 8112v-1270" svg:viewBox="0 0 1 1271">
          <text:p/>
        </draw:connector>
        <draw:connector draw:style-name="gr10" draw:text-style-name="P3" draw:layer="layout" svg:x1="7.35cm" svg:y1="6.08cm" svg:x2="7.35cm" svg:y2="4.81cm" draw:start-shape="id8" draw:start-glue-point="4" draw:end-shape="id9" draw:end-glue-point="2" svg:d="M7350 6080v-1270" svg:viewBox="0 0 1 1271">
          <text:p/>
        </draw:connector>
        <draw:connector draw:style-name="gr10" draw:text-style-name="P3" draw:layer="layout" svg:x1="7.35cm" svg:y1="3.54cm" svg:x2="7.35cm" svg:y2="2.27cm" draw:start-shape="id9" draw:start-glue-point="0" draw:end-shape="id10" draw:end-glue-point="2" svg:d="M7350 3540v-1270" svg:viewBox="0 0 1 1271">
          <text:p/>
        </draw:connector>
        <draw:connector draw:style-name="gr10" draw:text-style-name="P3" draw:layer="layout" svg:x1="4.937cm" svg:y1="6.207cm" svg:x2="7.366cm" svg:y2="5.695cm" draw:start-shape="id11" draw:start-glue-point="2" svg:d="M4937 6207h1465v-512h964" svg:viewBox="0 0 2430 513">
          <text:p/>
        </draw:connector>
        <draw:custom-shape draw:style-name="gr11" draw:text-style-name="P4" draw:layer="layout" svg:width="1.524cm" svg:height="0.508cm" svg:x="7.985cm" svg:y="5.445cm">
          <text:p text:style-name="P4"><text:span text:style-name="T1">m</text:span><text:span text:style-name="T1">x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24cm" svg:height="1.524cm" svg:x="7.985cm" svg:y="6.588cm">
          <text:p text:style-name="P4"><text:span text:style-name="T1">m</text:span><text:span text:style-name="T1">x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81cm" fo:page-height="24.58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17:16:31.127746157</meta:creation-date>
    <dc:date>2019-08-09T09:16:16.828161135</dc:date>
    <meta:editing-duration>PT12M3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